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7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mic Sans MS1" fo:font-size="25pt" style:font-size-asian="25pt" style:font-size-complex="25pt"/>
    </style:style>
    <style:style style:name="P2" style:family="paragraph">
      <style:paragraph-properties fo:text-align="center"/>
      <style:text-properties fo:font-size="25pt" style:font-size-asian="25pt" style:font-size-complex="25pt"/>
    </style:style>
    <style:style style:name="P3" style:family="paragraph">
      <style:paragraph-properties fo:text-align="start"/>
      <style:text-properties style:font-name="Comic Sans MS" fo:font-size="25pt" style:font-size-asian="25pt" style:font-size-complex="25pt"/>
    </style:style>
    <style:style style:name="P4" style:family="paragraph">
      <style:text-properties style:font-name="Comic Sans MS" fo:font-size="25pt" style:font-size-asian="25pt" style:font-size-complex="25pt"/>
    </style:style>
    <style:style style:name="P5" style:family="paragraph">
      <style:paragraph-properties fo:text-align="center"/>
    </style:style>
    <style:style style:name="T1" style:family="text">
      <style:text-properties style:font-name="Comic Sans MS1" fo:font-size="25pt" style:font-size-asian="25pt" style:font-size-complex="25pt"/>
    </style:style>
    <style:style style:name="T2" style:family="text">
      <style:text-properties style:font-name="Comic Sans MS" fo:font-size="25pt" style:font-size-asian="25pt" style:font-size-complex="25pt"/>
    </style:style>
    <style:style style:name="T3" style:family="text">
      <style:text-properties style:text-position="super 58%" style:font-name="Comic Sans M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1.891cm" svg:height="1.809cm" svg:x="8.9cm" svg:y="18.2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891cm" svg:height="1.809cm" svg:x="14.909cm" svg:y="17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4cm" svg:height="9.7cm" svg:x="1.3cm" svg:y="1.3cm">
          <text:p text:style-name="P2"><text:span text:style-name="T1">Before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cm" svg:height="7.1cm" svg:x="1.9cm" svg:y="3.3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 = a + b;</text:span></text:p>
          <text:p text:style-name="P3"><text:span text:style-name="T2"><text:s text:c="2"/></text:span><text:span text:style-name="T2">return r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765cm" svg:height="1.479cm" svg:x="2.935cm" svg:y="2.6cm">
          <draw:text-box>
            <text:p><text:span text:style-name="T2">C language</text:span></text:p>
          </draw:text-box>
        </draw:frame>
        <draw:custom-shape draw:style-name="gr2" draw:text-style-name="P1" draw:layer="layout" svg:width="40.4cm" svg:height="9.7cm" svg:x="1.3cm" svg:y="12.1cm">
          <text:p text:style-name="P2"><text:span text:style-name="T1">1</text:span><text:span text:style-name="T3">st</text:span><text:span text:style-name="T1">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cm" svg:height="7.1cm" svg:x="1.9cm" svg:y="14.1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 = a + b;</text:span></text:p>
          <text:p text:style-name="P3"><text:span text:style-name="T2"><text:s text:c="2"/></text:span><text:span text:style-name="T2">return funcPlus(r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765cm" svg:height="1.479cm" svg:x="2.935cm" svg:y="13.4cm">
          <draw:text-box>
            <text:p><text:span text:style-name="T2">C language</text:span></text:p>
          </draw:text-box>
        </draw:frame>
        <draw:custom-shape draw:style-name="gr3" draw:text-style-name="P3" draw:layer="layout" svg:width="23.746cm" svg:height="4.6cm" svg:x="14.754cm" svg:y="14.1cm">
          <text:p text:style-name="P3"><text:span text:style-name="T2">foreign export ccall "funcPlus" </text:span><text:span text:style-name="T2">funcPlus</text:span><text:span text:style-name="T2"> :: Int -&gt; IO Int</text:span></text:p>
          <text:p text:style-name="P3"><text:span text:style-name="T2">funcPlus :: Int -&gt; IO Int</text:span></text:p>
          <text:p text:style-name="P3"><text:span text:style-name="T2">funcPlus r = </text:span><text:span text:style-name="T2">return r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233cm" svg:height="1.479cm" svg:x="15.789cm" svg:y="13.4cm">
          <draw:text-box>
            <text:p><text:span text:style-name="T2">Haskell language</text:span></text:p>
          </draw:text-box>
        </draw:frame>
        <draw:connector draw:style-name="gr5" draw:text-style-name="P5" draw:layer="layout" draw:type="curve" svg:x1="10.791cm" svg:y1="19.104cm" svg:x2="14.909cm" svg:y2="17.995cm" draw:start-shape="id1" draw:start-glue-point="1" draw:end-shape="id2" draw:end-glue-point="3" svg:d="m10791 19104c3088 0 1030-1109 4118-1109" svg:viewBox="0 0 4119 1110">
          <text:p/>
        </draw:connector>
        <draw:frame draw:style-name="gr6" draw:text-style-name="P4" draw:layer="layout" svg:width="1.886cm" svg:height="1.479cm" svg:x="13cm" svg:y="18.621cm">
          <draw:text-box>
            <text:p><text:span text:style-name="T2">call</text:span></text:p>
          </draw:text-box>
        </draw:frame>
        <draw:custom-shape draw:style-name="gr1" draw:text-style-name="P1" xml:id="id3" draw:id="id3" draw:layer="layout" svg:width="1.891cm" svg:height="1.809cm" svg:x="10cm" svg:y="2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891cm" svg:height="1.809cm" svg:x="14.909cm" svg:y="2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4cm" svg:height="8.2cm" svg:x="1.3cm" svg:y="22.9cm">
          <text:p text:style-name="P2"><text:span text:style-name="T1">2</text:span><text:span text:style-name="T3">nd</text:span><text:span text:style-name="T1"> sn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cm" svg:height="5.7cm" svg:x="1.9cm" svg:y="24.9cm">
          <text:p text:style-name="P3"><text:span text:style-name="T2">int func_plus(int a, int b) {</text:span></text:p>
          <text:p text:style-name="P3"><text:span text:style-name="T2"><text:s text:c="2"/></text:span><text:span text:style-name="T2">int r;</text:span></text:p>
          <text:p text:style-name="P3"><text:span text:style-name="T2"><text:s text:c="2"/></text:span><text:span text:style-name="T2">return funcPlus(a, b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765cm" svg:height="1.479cm" svg:x="2.935cm" svg:y="24.2cm">
          <draw:text-box>
            <text:p><text:span text:style-name="T2">C language</text:span></text:p>
          </draw:text-box>
        </draw:frame>
        <draw:custom-shape draw:style-name="gr3" draw:text-style-name="P3" draw:layer="layout" svg:width="26.246cm" svg:height="4.6cm" svg:x="14.754cm" svg:y="24.9cm">
          <text:p text:style-name="P3"><text:span text:style-name="T2">foreign export ccall "funcPlus" </text:span><text:span text:style-name="T2">funcPlus</text:span><text:span text:style-name="T2"> :: </text:span><text:span text:style-name="T2">Int -&gt; Int → </text:span><text:span text:style-name="T2">IO Int</text:span></text:p>
          <text:p text:style-name="P3"><text:span text:style-name="T2">funcPlus :: Int -&gt; Int -&gt; IO Int</text:span></text:p>
          <text:p text:style-name="P3"><text:span text:style-name="T2">funcPlus a b = </text:span><text:span text:style-name="T2">return $ a + b</text:span></text:p>
          <draw:enhanced-geometry svg:viewBox="0 0 21600 21600" draw:path-stretchpoint-x="10800" draw:path-stretchpoint-y="10800" draw:text-areas="?f3 ?f4 ?f5 ?f6" draw:type="round-rectangle" draw:modifiers="1803.13916986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233cm" svg:height="1.479cm" svg:x="15.789cm" svg:y="24.2cm">
          <draw:text-box>
            <text:p><text:span text:style-name="T2">Haskell language</text:span></text:p>
          </draw:text-box>
        </draw:frame>
        <draw:connector draw:style-name="gr5" draw:text-style-name="P5" draw:layer="layout" draw:type="curve" svg:x1="11.891cm" svg:y1="28.704cm" svg:x2="14.909cm" svg:y2="28.695cm" draw:start-shape="id3" draw:start-glue-point="1" draw:end-shape="id4" draw:end-glue-point="3" svg:d="m11891 28704c2263 0 755-9 3018-9" svg:viewBox="0 0 3019 10">
          <text:p/>
        </draw:connector>
        <draw:frame draw:style-name="gr6" draw:text-style-name="P4" draw:layer="layout" svg:width="1.886cm" svg:height="1.479cm" svg:x="13.3cm" svg:y="29.121cm">
          <draw:text-box>
            <text:p><text:span text:style-name="T2">call</text:span></text:p>
          </draw:text-box>
        </draw:frame>
        <draw:custom-shape draw:style-name="gr7" draw:text-style-name="P1" draw:layer="layout" svg:width="6.7cm" svg:height="3.8cm" svg:x="18.2cm" svg:y="9.2cm">
          <text:p text:style-name="P2"><text:span text:style-name="T1">Snatch</text:span></text:p>
          <draw:enhanced-geometry svg:viewBox="0 0 21600 21600" draw:text-areas="?f0 0 ?f2 ?f5" draw:type="down-arrow" draw:modifiers="13678.2951854775 3739.143411431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6.7cm" svg:height="3.8cm" svg:x="18.2cm" svg:y="20cm">
          <text:p text:style-name="P2"><text:span text:style-name="T1">Snatch</text:span></text:p>
          <draw:enhanced-geometry svg:viewBox="0 0 21600 21600" draw:text-areas="?f0 0 ?f2 ?f5" draw:type="down-arrow" draw:modifiers="13678.2951854775 3739.143411431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cm" fo:page-height="3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4-01-19T00:09:37.938436528</dc:date>
    <dc:creator>Okabe Kiwamu</dc:creator>
    <meta:editing-duration>PT3H12M21S</meta:editing-duration>
    <meta:editing-cycles>107</meta:editing-cycles>
    <meta:generator>LibreOffice/4.1.4.2$Linux_X86_64 LibreOffice_project/410m0$Build-2</meta:generator>
    <meta:document-statistic meta:object-count="23"/>
  </office:meta>
</office:document-meta>
</file>